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5d9" officeooo:paragraph-rsid="000e15d9"/>
    </style:style>
    <style:style style:name="P2" style:family="paragraph" style:parent-style-name="Text_20_body">
      <style:text-properties officeooo:rsid="00070272" officeooo:paragraph-rsid="00070272"/>
    </style:style>
    <style:style style:name="P3" style:family="paragraph" style:parent-style-name="Text_20_body">
      <style:text-properties officeooo:rsid="00086848" officeooo:paragraph-rsid="00086848"/>
    </style:style>
    <style:style style:name="P4" style:family="paragraph" style:parent-style-name="Text_20_body">
      <style:text-properties officeooo:paragraph-rsid="00086848"/>
    </style:style>
    <style:style style:name="P5" style:family="paragraph" style:parent-style-name="Text_20_body">
      <style:text-properties officeooo:rsid="0009af87" officeooo:paragraph-rsid="0009af87"/>
    </style:style>
    <style:style style:name="P6" style:family="paragraph" style:parent-style-name="Text_20_body">
      <style:text-properties officeooo:rsid="0009af87" officeooo:paragraph-rsid="000b384a"/>
    </style:style>
    <style:style style:name="P7" style:family="paragraph" style:parent-style-name="Text_20_body">
      <style:text-properties officeooo:rsid="000b384a" officeooo:paragraph-rsid="000b384a"/>
    </style:style>
    <style:style style:name="P8" style:family="paragraph" style:parent-style-name="Text_20_body">
      <style:text-properties officeooo:rsid="000bd48e" officeooo:paragraph-rsid="000bd48e"/>
    </style:style>
    <style:style style:name="P9" style:family="paragraph" style:parent-style-name="Text_20_body">
      <style:text-properties officeooo:rsid="000e1ad2" officeooo:paragraph-rsid="000e1ad2"/>
    </style:style>
    <style:style style:name="P10" style:family="paragraph" style:parent-style-name="Text_20_body">
      <style:text-properties officeooo:paragraph-rsid="00110549"/>
    </style:style>
    <style:style style:name="P11" style:family="paragraph" style:parent-style-name="Text_20_body">
      <style:text-properties officeooo:paragraph-rsid="00123e78"/>
    </style:style>
    <style:style style:name="P12" style:family="paragraph" style:parent-style-name="Text_20_body">
      <style:text-properties officeooo:rsid="001595c8" officeooo:paragraph-rsid="001595c8"/>
    </style:style>
    <style:style style:name="P13" style:family="paragraph" style:parent-style-name="Heading_20_1">
      <style:text-properties officeooo:rsid="0009ed23" officeooo:paragraph-rsid="001b5843"/>
    </style:style>
    <style:style style:name="P14" style:family="paragraph" style:parent-style-name="Heading_20_2">
      <style:text-properties officeooo:rsid="000b0aa5" officeooo:paragraph-rsid="00123e78"/>
    </style:style>
    <style:style style:name="P15" style:family="paragraph" style:parent-style-name="Heading_20_3">
      <style:text-properties officeooo:rsid="000b0aa5" officeooo:paragraph-rsid="00123e78"/>
    </style:style>
    <style:style style:name="P16" style:family="paragraph" style:parent-style-name="Heading_20_3">
      <style:text-properties officeooo:rsid="0017476e" officeooo:paragraph-rsid="0017476e"/>
    </style:style>
    <style:style style:name="P17" style:family="paragraph" style:parent-style-name="Heading_20_3">
      <style:text-properties officeooo:rsid="001a3419" officeooo:paragraph-rsid="001a3419"/>
    </style:style>
    <style:style style:name="P18" style:family="paragraph" style:parent-style-name="Heading_20_4">
      <style:text-properties officeooo:rsid="001a3419" officeooo:paragraph-rsid="001a3419"/>
    </style:style>
    <style:style style:name="P19" style:family="paragraph" style:parent-style-name="Text_20_body" style:list-style-name="L1">
      <style:text-properties officeooo:rsid="00086848" officeooo:paragraph-rsid="00086848"/>
    </style:style>
    <style:style style:name="P20" style:family="paragraph" style:parent-style-name="Text_20_body" style:list-style-name="L2">
      <style:text-properties officeooo:rsid="000e1ad2" officeooo:paragraph-rsid="000e1ad2"/>
    </style:style>
    <style:style style:name="P21" style:family="paragraph" style:parent-style-name="Text_20_body">
      <style:text-properties officeooo:rsid="0016b738" officeooo:paragraph-rsid="0016b738"/>
    </style:style>
    <style:style style:name="P22" style:family="paragraph" style:parent-style-name="Text_20_body">
      <style:text-properties officeooo:rsid="0017476e" officeooo:paragraph-rsid="0017476e"/>
    </style:style>
    <style:style style:name="P23" style:family="paragraph" style:parent-style-name="Text_20_body" style:list-style-name="L3">
      <style:text-properties officeooo:rsid="0017476e" officeooo:paragraph-rsid="0017476e"/>
    </style:style>
    <style:style style:name="P24" style:family="paragraph" style:parent-style-name="Text_20_body" style:list-style-name="L4">
      <style:text-properties officeooo:rsid="0017476e" officeooo:paragraph-rsid="0017476e"/>
    </style:style>
    <style:style style:name="P25" style:family="paragraph" style:parent-style-name="Text_20_body">
      <style:text-properties officeooo:paragraph-rsid="00123e78"/>
    </style:style>
    <style:style style:name="P26" style:family="paragraph" style:parent-style-name="Text_20_body">
      <style:text-properties officeooo:rsid="00188a7b" officeooo:paragraph-rsid="00188a7b"/>
    </style:style>
    <style:style style:name="P27" style:family="paragraph" style:parent-style-name="Text_20_body" style:list-style-name="L10">
      <style:text-properties officeooo:rsid="00188a7b" officeooo:paragraph-rsid="00188a7b"/>
    </style:style>
    <style:style style:name="P28" style:family="paragraph" style:parent-style-name="Text_20_body" style:list-style-name="L8">
      <style:text-properties officeooo:rsid="00188a7b" officeooo:paragraph-rsid="00188a7b"/>
    </style:style>
    <style:style style:name="P29" style:family="paragraph" style:parent-style-name="Text_20_body" style:list-style-name="L11">
      <style:text-properties officeooo:rsid="00188a7b" officeooo:paragraph-rsid="00188a7b"/>
    </style:style>
    <style:style style:name="P30" style:family="paragraph" style:parent-style-name="Text_20_body">
      <style:text-properties officeooo:rsid="0006e4e2" officeooo:paragraph-rsid="00188a7b"/>
    </style:style>
    <style:style style:name="P31" style:family="paragraph" style:parent-style-name="Text_20_body" style:list-style-name="L6">
      <style:text-properties officeooo:rsid="0006e4e2" officeooo:paragraph-rsid="00188a7b"/>
    </style:style>
    <style:style style:name="P32" style:family="paragraph" style:parent-style-name="Text_20_body" style:list-style-name="L8">
      <style:text-properties officeooo:rsid="0006e4e2" officeooo:paragraph-rsid="00188a7b"/>
    </style:style>
    <style:style style:name="P33" style:family="paragraph" style:parent-style-name="Text_20_body" style:list-style-name="L9">
      <style:text-properties officeooo:rsid="0006e4e2" officeooo:paragraph-rsid="00188a7b"/>
    </style:style>
    <style:style style:name="P34" style:family="paragraph" style:parent-style-name="Text_20_body" style:list-style-name="L6">
      <style:text-properties officeooo:rsid="0009bb5c" officeooo:paragraph-rsid="00188a7b"/>
    </style:style>
    <style:style style:name="P35" style:family="paragraph" style:parent-style-name="Text_20_body" style:list-style-name="L8">
      <style:text-properties officeooo:rsid="000ad4c9" officeooo:paragraph-rsid="00188a7b"/>
    </style:style>
    <style:style style:name="P36" style:family="paragraph" style:parent-style-name="Text_20_body" style:list-style-name="L11">
      <style:text-properties officeooo:rsid="000690dc" officeooo:paragraph-rsid="00188a7b"/>
    </style:style>
    <style:style style:name="P37" style:family="paragraph" style:parent-style-name="Text_20_body" style:list-style-name="L13">
      <style:text-properties officeooo:rsid="000690dc" officeooo:paragraph-rsid="0018e4a1"/>
    </style:style>
    <style:style style:name="P38" style:family="paragraph" style:parent-style-name="Text_20_body">
      <style:text-properties officeooo:rsid="0018e4a1" officeooo:paragraph-rsid="0018e4a1"/>
    </style:style>
    <style:style style:name="P39" style:family="paragraph" style:parent-style-name="Text_20_body">
      <style:text-properties officeooo:rsid="001a3419" officeooo:paragraph-rsid="001a3419"/>
    </style:style>
    <style:style style:name="P40" style:family="paragraph" style:parent-style-name="Text_20_body" style:list-style-name="L16">
      <style:text-properties officeooo:rsid="000b57f1" officeooo:paragraph-rsid="001b5843"/>
    </style:style>
    <style:style style:name="P41" style:family="paragraph" style:parent-style-name="Text_20_body">
      <style:text-properties officeooo:rsid="0009ed23" officeooo:paragraph-rsid="001b5843"/>
    </style:style>
    <style:style style:name="P42" style:family="paragraph" style:parent-style-name="Text_20_body">
      <style:text-properties fo:color="#000000" loext:opacity="100%" officeooo:rsid="000c716e" officeooo:paragraph-rsid="001b5843"/>
    </style:style>
    <style:style style:name="P43" style:family="paragraph" style:parent-style-name="Text_20_body" style:list-style-name="L15">
      <style:text-properties officeooo:rsid="000aa1d6" officeooo:paragraph-rsid="001b5843"/>
    </style:style>
    <style:style style:name="P44" style:family="paragraph" style:parent-style-name="Text_20_body" style:list-style-name="L16">
      <style:text-properties officeooo:rsid="000aa1d6" officeooo:paragraph-rsid="001b5843"/>
    </style:style>
    <style:style style:name="P45" style:family="paragraph" style:parent-style-name="Text_20_body">
      <style:text-properties officeooo:rsid="000aa1d6" officeooo:paragraph-rsid="001b5843"/>
    </style:style>
    <style:style style:name="T1" style:family="text">
      <style:text-properties officeooo:rsid="00070272"/>
    </style:style>
    <style:style style:name="T2" style:family="text">
      <style:text-properties officeooo:rsid="00086848"/>
    </style:style>
    <style:style style:name="T3" style:family="text">
      <style:text-properties officeooo:rsid="0009af87"/>
    </style:style>
    <style:style style:name="T4" style:family="text">
      <style:text-properties officeooo:rsid="000b384a"/>
    </style:style>
    <style:style style:name="T5" style:family="text">
      <style:text-properties officeooo:rsid="000bd48e"/>
    </style:style>
    <style:style style:name="T6" style:family="text">
      <style:text-properties officeooo:rsid="000dbda2"/>
    </style:style>
    <style:style style:name="T7" style:family="text">
      <style:text-properties officeooo:rsid="000e1ad2"/>
    </style:style>
    <style:style style:name="T8" style:family="text">
      <style:text-properties officeooo:rsid="000f1d5c"/>
    </style:style>
    <style:style style:name="T9" style:family="text">
      <style:text-properties officeooo:rsid="000f568d"/>
    </style:style>
    <style:style style:name="T10" style:family="text">
      <style:text-properties officeooo:rsid="00110549"/>
    </style:style>
    <style:style style:name="T11" style:family="text">
      <style:text-properties officeooo:rsid="000b52bf"/>
    </style:style>
    <style:style style:name="T12" style:family="text">
      <style:text-properties officeooo:rsid="0016b738"/>
    </style:style>
    <style:style style:name="T13" style:family="text">
      <style:text-properties officeooo:rsid="00188a7b"/>
    </style:style>
    <style:style style:name="T14" style:family="text">
      <style:text-properties officeooo:rsid="0018e4a1"/>
    </style:style>
    <style:style style:name="T15" style:family="text">
      <style:text-properties officeooo:rsid="001a3419"/>
    </style:style>
    <style:style style:name="T16" style:family="text">
      <style:text-properties officeooo:rsid="001b5843"/>
    </style:style>
    <style:style style:name="T17" style:family="text">
      <style:text-properties officeooo:rsid="000aa1d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did other people do, and how is it relevant to what you want to do?<text:line-break/>\section{Guidance}<text:line-break/>\begin{itemize} <text:s text:c="3"/><text:line-break/> <text:s text:c="3"/>\item<text:line-break/> <text:s text:c="5"/>Don't give a laundry list of references.<text:line-break/> <text:s text:c="3"/>\item<text:line-break/> <text:s text:c="5"/>Tie everything you say to your problem.<text:line-break/> <text:s text:c="3"/>\item<text:line-break/> <text:s text:c="5"/>Present an argument.<text:line-break/> <text:s text:c="3"/>\item Think critically; weigh up the contribution of the background and put it in context. <text:s text:c="3"/><text:line-break/> <text:s text:c="3"/>\item<text:line-break/> <text:s text:c="5"/>\textbf{Don't write a tutorial}; provide background and cite<text:line-break/> <text:s text:c="5"/>references for further information.<text:line-break/>\end{itemize}</text:p>
      <text:p text:style-name="Standard"/>
      <text:p text:style-name="Standard"/>
      <text:h text:style-name="Heading_20_4" text:outline-level="4">Sailwave</text:h>
      <text:p text:style-name="P2">Sailwave <text:span text:style-name="T2">REF</text:span> is the software currently used by Castle Semple Sailing Club.</text:p>
      <text:p text:style-name="P4"><text:span text:style-name="T2">From its website: “</text:span>Sailwave is a popular, fully-featured, easy-to-use, multi-lingual, sailing results/scoring application for Windows from XP to Windows 11“</text:p>
      <text:p text:style-name="P3">Sailwave has a large list of features. Some notable ones are as follows:</text:p>
      <text:list xml:id="list4220784382" text:style-name="L1">
        <text:list-item>
          <text:p text:style-name="P19">Flexible scoring: score across all competitors or by fleet, club, nationality, etc. </text:p>
        </text:list-item>
        <text:list-item>
          <text:p text:style-name="P19">Publish retirement sheets, competitor lists, alternative penalty sheets, etc. </text:p>
        </text:list-item>
        <text:list-item>
          <text:p text:style-name="P19">Send your news (reports, results, and photos) directly to the Yachts and Yachting magazine website. </text:p>
        </text:list-item>
        <text:list-item>
          <text:p text:style-name="P19">Publish directly into programs like Microsoft Word and Excel etc. </text:p>
        </text:list-item>
        <text:list-item>
          <text:p text:style-name="P19">Publish to web documents (HTML) for upload to websites or printing or emailing. Integrated support for FTP/SFTP/SSH/FTPS.</text:p>
        </text:list-item>
      </text:list>
      <text:p text:style-name="P3">It can be seen that the software contains a myriad of different features and use cases. The front page of the it’s website lists 33 different features, some of which were shown above. It can be deduced from this <text:span text:style-name="T3">that the program is bloated, cluttered and confusing.</text:span></text:p>
      <text:p text:style-name="P5">Figure X shows the page a user is greeted with upon first startup of the program. There are many bottoms and menus presented in the tool bar, but many are greyed out and it is not immediately clear where to start.</text:p>
      <text:p text:style-name="P6">Figure Y shows Sailwave when a user has started a new series and is attempting to edit one of the entries. A massive amount of different fields are available to be filled out across multiple tabs. <text:span text:style-name="T4">It is not clear which cell in the excel-like table corresponds with which entry in the dialogue box. It is clear that </text:span>Sailwave <text:span text:style-name="T4">provides lots of support for various uses, but how much of what Sailwave does it directly relevant to a small sailing club? </text:span><text:span text:style-name="T5">The importance of restricting the features of programs is shown in an article by X. </text:span><text:span text:style-name="T6">In it, he says that bloated software takes more time to design, code and debug. This can be seen in Sailwave, as to reach its current state, the software has been continually added to over the past 22-years, since its first release to 2001 REF.</text:span></text:p>
      <text:p text:style-name="P6"><text:soft-page-break/></text:p>
      <text:p text:style-name="P7">Sailwave does succeed in presenting some of its information, mainly the race details shown in the excel like table, as can be seen in figure Z, in a clear and easy to understand manner. The format of the data takes after a Microsoft Excel spreadsheet REF, shown in figure F, <text:span text:style-name="T5">The resemblance is apparent. As many people are familiar with spreadsheets, past skills can make it more easy for a use to understand Sailwave.</text:span></text:p>
      <text:p text:style-name="P7"/>
      <text:p text:style-name="P8">Overall, the standardised excel-like format Sailwave uses is a good lesson that can be learned from when designing a new solution, particularly as the members of <text:span text:style-name="T1">Castle Semple Sailing Club </text:span>are already used to Sailwave. The over-complexity and feature-bloat of Sailwave presents an opportunity to improve upon it, by cutting out many of the features that aren't relevant to a small-scale sailing club.</text:p>
      <text:p text:style-name="P3"/>
      <text:p text:style-name="Standard"><text:bookmark text:name="base-credit"/>SailingClubManager <text:bookmark text:name="base-right"/></text:p>
      <text:p text:style-name="Text_20_body"/>
      <text:p text:style-name="P1"><text:bookmark text:name="base-credit1"/>Sailing Club Manager <text:span text:style-name="T7">REF</text:span> is a web-based application that takes different approach. <text:span text:style-name="T7">It seeks to provide a complete platform to manager every part of a sailing club, from race scoring to membership management to morning booking. It is purchased via a subscription. </text:span></text:p>
      <text:p text:style-name="P10"><text:span text:style-name="T7">While the scope of club manager is obviously far beyond the problem this project seeks to tackle, it does show an example of a more professional solution. As </text:span><text:bookmark text:name="base-credit2"/>Sailing Club Manager <text:span text:style-name="T7">is paid software, and the don’t provide any example on their website, the exact functionality of it cannot be analysed and compared.</text:span></text:p>
      <text:p text:style-name="P9">Focusing in on the race scoring feature, the website REF, <text:span text:style-name="T8">shown in figure X, </text:span><text:s/>lists, among others, the following features:</text:p>
      <text:list xml:id="list4231691438" text:style-name="L2">
        <text:list-item>
          <text:p text:style-name="P20">It can be used on any device that can browse the internet including tablets, Macs and PCs. </text:p>
        </text:list-item>
        <text:list-item>
          <text:p text:style-name="P20">It's easy to use and doesn't require Race officers to learn complicated software. </text:p>
        </text:list-item>
      </text:list>
      <text:p text:style-name="P9"><text:span text:style-name="T8">Compared to Sailwave, the features are much smaller in number, and directed towards a simple use-case, Rather than the sheer density of features Sailwave provides. </text:span>This shows that this software is much more directed towards ease of use and practicality, than Sailwave. Due to the lack of tech skills among the members of Castle Semple Sailing Club, <text:span text:style-name="T8">having a new solution take an approach more similar to club manager may be beneficial.</text:span></text:p>
      <text:p text:style-name="P10"><text:span text:style-name="T9">As the scope of </text:span><text:bookmark text:name="base-credit4"/>Sailing Club Manager <text:span text:style-name="T9">far exceeds that of what </text:span><text:span text:style-name="T7">Castle Semple Sailing Club </text:span><text:span text:style-name="T9">want, it can be used as an example of what to stay away from. </text:span><text:span text:style-name="T10">If the scope and features of a new solution begin to resemble that of </text:span><text:bookmark text:name="base-credit3"/>Sailing Club Manager<text:bookmark text:name="base-right3"/>, <text:span text:style-name="T10">then they should be reduced.</text:span></text:p>
      <text:p text:style-name="P9"/>
      <text:h text:style-name="Heading_20_3" text:outline-level="3"><text:soft-page-break/></text:h>
      <text:h text:style-name="Heading_20_3" text:outline-level="3"/>
      <text:h text:style-name="Heading_20_3" text:outline-level="3"/>
      <text:h text:style-name="Heading_20_3" text:outline-level="3">Sail event</text:h>
      <text:p text:style-name="P12">Sail event (REF) is a web-based application that is very similar to Sailwave in what it does. However it does so in a very different way. It is again a free, but closed source, web-app, with a paid version that provides more features. <text:span text:style-name="T12">Users can log in as either a club or a sailor. Clubs can create races, sailors can join them. </text:span>A screenshot of the user interface where races are created is shown in figure (REF)</text:p>
      <text:p text:style-name="P21">The figure shows the screen of sail event allowing a club user to create a new race. This differs from its counterpart in Sailwave (REF) as it stays away from the spreadsheet-style of data input, and instead uses a list of different fields. This results in a generally less cluttered look, but makes it harder to understand where and what data input, as a user must take in the whole screen, where as in Sailwave (REF), a user must only read the column headers to know what is needed from them.</text:p>
      <text:p text:style-name="P21">Due to sail event being a web-app, it has the advantage of being able to be assessed from any device without any set-up, which may suite well to the demographic of Castle <text:span text:style-name="T7">Semple</text:span> Sailing Club, who have limited computer experience to deal with complex setup of software.</text:p>
      <text:h text:style-name="P16" text:outline-level="3">Summary</text:h>
      <text:p text:style-name="P22">Overall, the good features form the three solutions analysed include:</text:p>
      <text:list xml:id="list1914998023" text:style-name="L3">
        <text:list-item>
          <text:p text:style-name="P23">spreadsheet-stype data entry from Sailwave (REF).</text:p>
        </text:list-item>
        <text:list-item>
          <text:p text:style-name="P23">The simple and stream-lined approach from Sailing Club Manager (REF).</text:p>
        </text:list-item>
        <text:list-item>
          <text:p text:style-name="P23">The limited features from and uncluttered look of Sail Event (REF).</text:p>
        </text:list-item>
      </text:list>
      <text:p text:style-name="P22">The things to stay away from in a new system include:</text:p>
      <text:list xml:id="list2694465910" text:style-name="L4">
        <text:list-item>
          <text:p text:style-name="P24">Clutter and bloated-ness of Sailwave(REF) </text:p>
        </text:list-item>
        <text:list-item>
          <text:p text:style-name="P24">The wide scope of Sailing Club Manager(REF)</text:p>
        </text:list-item>
        <text:list-item>
          <text:p text:style-name="P24">The hard to understand user input of Sail Event(REF)</text:p>
        </text:list-item>
      </text:list>
      <text:p text:style-name="P22">All of the examined systems lack something in the context of Castle Semple Sailing Club’s needs, and so there is a gap to bring together the good parts of each of these systems, while keeping close to Sailwave (REF), as that is what the club is used to, and taking lessons from what these examples did wrong.</text:p>
      <text:h text:style-name="P15" text:outline-level="3"/>
      <text:p text:style-name="P11"/>
      <text:h text:style-name="P14" text:outline-level="2"><text:soft-page-break/></text:h>
      <text:h text:style-name="P14" text:outline-level="2">Note<text:span text:style-name="T11">s</text:span> form meeting</text:h>
      <text:p text:style-name="P26">An initial meeting with the client was held to discuss requirements. <text:span text:style-name="T15">It was important to make sure the client’s requirements were correctly identified because, as discussed previously, the client will not be available to regularly check on progress, so there is limited ability to revise the requirements before the system is implemented. </text:span><text:s/>At the meeting the following requirements were identified:</text:p>
      <text:list xml:id="list1684228976" text:style-name="L10">
        <text:list-item>
          <text:p text:style-name="P27">Race scored with Portsmouth Yardstick handicap and RYA low scoring rules.</text:p>
        </text:list-item>
      </text:list>
      <text:list xml:id="list3526718905" text:style-name="L6">
        <text:list-item>
          <text:p text:style-name="P31">people can enter race (entered or do it themselves).</text:p>
        </text:list-item>
        <text:list-item>
          <text:p text:style-name="P31">people can enter as many or as few races as they like</text:p>
        </text:list-item>
        <text:list-item>
          <text:p text:style-name="P34">people can use different boats for each race.</text:p>
        </text:list-item>
      </text:list>
      <text:list xml:id="list226794605" text:style-name="L8">
        <text:list-item>
          <text:p text:style-name="P32">like ex<text:span text:style-name="T13">c</text:span>el spreadsheet but interactive.</text:p>
        </text:list-item>
        <text:list-item>
          <text:p text:style-name="P32">all can access it to see Leaderboard.</text:p>
        </text:list-item>
        <text:list-item>
          <text:p text:style-name="P32">boats are pre-defined (drop down menu).</text:p>
        </text:list-item>
      </text:list>
      <text:p text:style-name="P30">Extensions</text:p>
      <text:list xml:id="list151250685863610" text:continue-numbering="true" text:style-name="L8">
        <text:list-item>
          <text:p text:style-name="P35">discard worst races if you have been in enough.</text:p>
        </text:list-item>
        <text:list-item>
          <text:p text:style-name="P28">Ability to embed leader board in another website.</text:p>
        </text:list-item>
      </text:list>
      <text:list xml:id="list98425819" text:style-name="L9">
        <text:list-item>
          <text:p text:style-name="P33">app to help collect times.</text:p>
        </text:list-item>
      </text:list>
      <text:p text:style-name="P30"/>
      <text:h text:style-name="P17" text:outline-level="3">Idea proposals</text:h>
      <text:p text:style-name="P26">From these initial requirements, two general ideas for a system were made.</text:p>
      <text:h text:style-name="P18" text:outline-level="4">Idea 1</text:h>
      <text:p text:style-name="P26">First is a web-app race manager, very similar to Sail Event <text:span text:style-name="T14">(REF)</text:span>, with the following features:</text:p>
      <text:list xml:id="list2649859157" text:style-name="L11">
        <text:list-item>
          <text:p text:style-name="P29">Admin can create races</text:p>
        </text:list-item>
        <text:list-item>
          <text:p text:style-name="P36">sailors can login to enter <text:span text:style-name="T13">themselves into </text:span>races and view <text:span text:style-name="T13">the </text:span>leader-board</text:p>
        </text:list-item>
        <text:list-item>
          <text:p text:style-name="P29">separate accounts for Admin + Sailors</text:p>
        </text:list-item>
      </text:list>
      <text:p text:style-name="P26">This has the advantages of less work for the person managing races than the current system, as sailors enter themselves <text:span text:style-name="T14">and allows the performance of sailors to be tracked across different series.</text:span></text:p>
      <text:p text:style-name="P38">However, It does stray a little into complete club management, as all the different accounts would have to be managed. For example, who has access to a sailor account, only those who has paid the club fees? This brings complexity.</text:p>
      <text:h text:style-name="P18" text:outline-level="4">Idea 2</text:h>
      <text:p text:style-name="P38">An additional idea is a race management program, similar to what the club is already using in Sailwave (REF), But hosted in a web-app, with a web-app view of the leader-board. This idea takes <text:soft-page-break/>inspiration from the Victoria park run website (REF) where the results are available publicly, but only someone with an admin account can view them. It would have the following features:</text:p>
      <text:list xml:id="list3618176577" text:style-name="L13">
        <text:list-item>
          <text:p text:style-name="P37"><text:span text:style-name="T14">d</text:span>esktop-<text:span text:style-name="T14">style</text:span> app with <text:span text:style-name="T14">web-app </text:span>leader-board, <text:span text:style-name="T14">all</text:span> on the web</text:p>
        </text:list-item>
        <text:list-item>
          <text:p text:style-name="P37">race manager creates races and enters sailors with admin account</text:p>
        </text:list-item>
        <text:list-item>
          <text:p text:style-name="P37">without admin account, <text:span text:style-name="T14">a sailor</text:span> can only view <text:span text:style-name="T14">the </text:span>leaderboard</text:p>
        </text:list-item>
      </text:list>
      <text:p text:style-name="P38">The advantage of the approach is it greatly decrees complexity as no account managing is needed beyond the admin account. <text:span text:style-name="T15">However, the approach does have less functionality than idea 1.</text:span></text:p>
      <text:h text:style-name="P17" text:outline-level="3">Final requirements</text:h>
      <text:p text:style-name="P39">Upon consultation with the client, idea 2 was selected as the best approach. <text:span text:style-name="T16">A user stories document was made to summarise the requirements, the contents of which is shown bellow:</text:span></text:p>
      <text:h text:style-name="P13" text:outline-level="1">Minimum Viable Product</text:h>
      <text:p text:style-name="P41">Sailor can view the leader-board with a web browser to see who is winning the series</text:p>
      <text:p text:style-name="P42">Sailor can view the race results of any race in a series.</text:p>
      <text:p text:style-name="P41">Race officer can login to admin account to input information</text:p>
      <text:p text:style-name="P41"/>
      <text:p text:style-name="P41">Race officer can add a new series to start adding races</text:p>
      <text:p text:style-name="P45">Race officer can add a sailor to a series so they can enter races</text:p>
      <text:p text:style-name="P41">Race officer can add a new race to a series to add race results</text:p>
      <text:p text:style-name="P41">Race officer can add a sailor to a race to enter them in the race</text:p>
      <text:p text:style-name="P41">Race officer can select which boat the sailor is in to apply correct handicap</text:p>
      <text:p text:style-name="P41">Race officer can add a sailor’s race time to record a race result</text:p>
      <text:p text:style-name="P41"/>
      <text:p text:style-name="P45">Race officer can remove incorrect sailors, races and series’ to undo mistakes</text:p>
      <text:p text:style-name="P41"/>
      <text:p text:style-name="P41">Race officer can indicate a sailor was a shore officer to give them correct credit</text:p>
      <text:p text:style-name="P41">Race officer can indicate a sailor <text:span text:style-name="T17">started but didn’t finish to give them correct credit</text:span></text:p>
      <text:p text:style-name="P41"/>
      <text:p text:style-name="P45">Race officer can see score of each sailor in the race that is automaticity calculated to know the results</text:p>
      <text:p text:style-name="P45">Race officer can see leader-board automaticity updated with scores so that they know the current state of the series</text:p>
      <text:p text:style-name="P45"/>
      <text:list xml:id="list770096466" text:style-name="L15">
        <text:list-item>
          <text:p text:style-name="P43"><text:soft-page-break/>Race officer can update the handicap scores when scores updated</text:p>
        </text:list-item>
        <text:list-item>
          <text:p text:style-name="P43">System can keep old handicaps the same so race results are not changed</text:p>
        </text:list-item>
      </text:list>
      <text:h text:style-name="P13" text:outline-level="1">Should have</text:h>
      <text:list xml:id="list2428326945" text:style-name="L16">
        <text:list-item>
          <text:p text:style-name="P44">A new user can easily install software on their own machine or a cloud platform of their choice to be able to use it</text:p>
        </text:list-item>
        <text:list-item>
          <text:p text:style-name="P44">Race officer can define a pattern to exclude worst scoring races if sailor has entered enough of them</text:p>
        </text:list-item>
      </text:list>
      <text:h text:style-name="P13" text:outline-level="1">Future additions</text:h>
      <text:list xml:id="list151251612568131" text:continue-numbering="true" text:style-name="L16">
        <text:list-item>
          <text:p text:style-name="P44">A user can use <text:s/>API to give leader-board to automaticity import leader-board to other websites</text:p>
        </text:list-item>
        <text:list-item>
          <text:p text:style-name="P44">Race officer can input race times with app to make putting the results in easier</text:p>
        </text:list-item>
        <text:list-item>
          <text:p text:style-name="P40">Users can have accounts to track their results across multiple sires</text:p>
        </text:list-item>
      </text:list>
      <text:p text:style-name="P11"/>
      <text:p text:style-name="P11"/>
      <text:h text:style-name="P14" text:outline-level="2">User stories ranked MVP ec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6T15:12:49.860000000</dc:date>
    <meta:editing-duration>PT1H12M16S</meta:editing-duration>
    <meta:editing-cycles>5</meta:editing-cycles>
    <meta:generator>LibreOffice/7.2.4.1$Windows_X86_64 LibreOffice_project/27d75539669ac387bb498e35313b970b7fe9c4f9</meta:generator>
    <meta:document-statistic meta:table-count="0" meta:image-count="0" meta:object-count="0" meta:page-count="6" meta:paragraph-count="92" meta:word-count="1936" meta:character-count="11208" meta:non-whitespace-character-count="9330"/>
  </office:meta>
</office:document-meta>
</file>